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Heading_20_3">
      <style:text-properties fo:font-variant="normal" fo:text-transform="none" fo:color="#94a3b8" loext:opacity="100%" style:font-name="Arial2" fo:font-size="13.5pt" fo:letter-spacing="normal" fo:font-style="normal" fo:font-weight="normal"/>
    </style:style>
    <style:style style:name="P2" style:family="paragraph" style:parent-style-name="Heading_20_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4pt" fo:letter-spacing="normal" fo:font-style="normal" fo:font-weight="normal"/>
    </style:style>
    <style:style style:name="P3"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4" style:family="paragraph" style:parent-style-name="Text_20_body" style:list-style-name="L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5"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6" style:family="paragraph" style:parent-style-name="Text_20_body" style:list-style-name="L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7"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8" style:family="paragraph" style:parent-style-name="Text_20_body" style:list-style-name="L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9" style:family="paragraph" style:parent-style-name="Text_20_body" style:list-style-name="L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0" style:family="paragraph" style:parent-style-name="Preformatted_20_Text">
      <loext:graphic-properties draw:fill="solid" draw:fill-color="#2a2a3b" draw:opacity="100%"/>
      <style:paragraph-properties fo:margin-left="0cm" fo:margin-right="0cm" fo:margin-top="0cm" fo:margin-bottom="0cm" style:contextual-spacing="false" fo:line-height="180%" fo:text-align="start" style:justify-single-word="false" fo:orphans="2" fo:widows="2" fo:text-indent="0cm" style:auto-text-indent="false" fo:background-color="#2a2a3b" fo:padding="0cm" fo:border="none"/>
    </style:style>
    <style:style style:name="P11" style:family="paragraph" style:parent-style-name="Text_20_body" style:list-style-name="L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2"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3" style:family="paragraph" style:parent-style-name="Text_20_body" style:list-style-name="L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4" style:family="paragraph" style:parent-style-name="Text_20_body" style:list-style-name="L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5" style:family="paragraph" style:parent-style-name="Text_20_body" style:list-style-name="L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6" style:family="paragraph" style:parent-style-name="Text_20_body" style:list-style-name="L8">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17" style:family="paragraph" style:parent-style-name="Text_20_body" style:list-style-name="L8">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8" style:family="paragraph" style:parent-style-name="Text_20_body" style:list-style-name="L9">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19" style:family="paragraph" style:parent-style-name="Text_20_body" style:list-style-name="L9">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0" style:family="paragraph" style:parent-style-name="Text_20_body">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1" style:family="paragraph" style:parent-style-name="Text_20_body" style:list-style-name="L10">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2" style:family="paragraph" style:parent-style-name="Text_20_body" style:list-style-name="L11">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3" style:family="paragraph" style:parent-style-name="Text_20_body" style:list-style-name="L1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4" style:family="paragraph" style:parent-style-name="Text_20_body" style:list-style-name="L12">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5" style:family="paragraph" style:parent-style-name="Text_20_body" style:list-style-name="L1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6" style:family="paragraph" style:parent-style-name="Text_20_body" style:list-style-name="L1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7" style:family="paragraph" style:parent-style-name="Text_20_body" style:list-style-name="L1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28" style:family="paragraph" style:parent-style-name="Text_20_body" style:list-style-name="L14">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29" style:family="paragraph" style:parent-style-name="Text_20_body" style:list-style-name="L15">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30" style:family="paragraph" style:parent-style-name="Text_20_body" style:list-style-name="L1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1" style:family="paragraph" style:parent-style-name="Text_20_body" style:list-style-name="L16">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P32" style:family="paragraph" style:parent-style-name="Heading_20_3">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3.5pt" fo:letter-spacing="normal" fo:font-style="normal" fo:font-weight="normal"/>
    </style:style>
    <style:style style:name="P33" style:family="paragraph" style:parent-style-name="Text_20_body" style:list-style-name="L1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style>
    <style:style style:name="P34" style:family="paragraph" style:parent-style-name="Text_20_body" style:list-style-name="L17">
      <style:paragraph-properties fo:margin-left="0cm" fo:margin-right="0cm" fo:margin-top="0cm" fo:margin-bottom="0cm" style:contextual-spacing="false" fo:line-height="180%" fo:text-align="start" style:justify-single-word="false" fo:orphans="2" fo:widows="2" fo:text-indent="0cm" style:auto-text-indent="false" fo:padding="0.049cm" fo:border="0.06pt solid #000000"/>
      <style:text-properties fo:font-variant="normal" fo:text-transform="none" fo:color="#94a3b8" loext:opacity="100%" style:font-name="Arial2" fo:font-size="10.5pt" fo:letter-spacing="normal" fo:font-style="normal" fo:font-weight="normal"/>
    </style:style>
    <style:style style:name="T1" style:family="text">
      <style:text-properties fo:font-variant="normal" fo:text-transform="none" fo:color="#94a3b8" loext:opacity="100%" style:font-name="Arial2" fo:font-size="10.5pt" fo:letter-spacing="normal" fo:font-style="normal" fo:font-weight="normal"/>
    </style:style>
    <style:style style:name="T2" style:family="text">
      <style:text-properties fo:font-variant="normal" fo:text-transform="none" fo:color="#2e83fb" loext:opacity="100%" style:text-line-through-style="none" style:text-line-through-type="none" style:font-name="Arial2" fo:font-size="10.5pt" fo:letter-spacing="normal" fo:font-style="normal" style:text-underline-style="none" fo:font-weight="normal" style:text-blinking="false" loext:padding="0.049cm" loext:border="0.06pt solid #000000"/>
    </style:style>
    <style:style style:name="T3" style:family="text">
      <style:text-properties fo:font-variant="normal" fo:text-transform="none" fo:color="#94a3b8" loext:opacity="100%" style:font-name="Arial2" fo:font-size="10.5pt" fo:letter-spacing="normal" fo:font-style="normal" fo:font-weight="bold" loext:padding="0.049cm" loext:border="0.06pt solid #000000"/>
    </style:style>
    <style:style style:name="T4" style:family="text">
      <style:text-properties fo:font-variant="normal" fo:text-transform="none" fo:color="#94a3b8" loext:opacity="100%" fo:font-family="ui-monospace, SFMono-Regular, Menlo, Monaco, Consolas, 'Liberation Mono', 'Courier New', monospace" fo:font-size="10.5pt" fo:letter-spacing="normal" fo:font-style="normal" fo:font-weight="normal" loext:padding="0.049cm" loext:border="0.06pt solid #000000"/>
    </style:style>
    <style:style style:name="T5" style:family="text">
      <style:text-properties fo:color="#2e83fb" loext:opacity="100%" style:text-line-through-style="none" style:text-line-through-type="none" style:text-underline-style="none" style:text-blinking="false" loext:padding="0.049cm" loext:border="0.06pt solid #000000"/>
    </style:style>
    <style:style style:name="T6" style:family="text">
      <style:text-properties fo:font-variant="normal" fo:text-transform="none" fo:color="#94a3b8" loext:opacity="100%" fo:font-family="ui-monospace, SFMono-Regular, Menlo, Monaco, Consolas, 'Liberation Mono', 'Courier New', monospace" fo:font-size="14pt" fo:letter-spacing="normal" fo:font-style="normal" fo:font-weight="normal" loext:padding="0.049cm" loext:border="0.06pt solid #000000"/>
    </style:style>
    <style:style style:name="T7" style:family="text">
      <style:text-properties fo:font-variant="normal" fo:text-transform="none" fo:color="#94a3b8" loext:opacity="100%" style:font-name="Arial2" fo:font-size="10.5pt" fo:letter-spacing="normal" fo:font-style="normal" fo:font-weight="normal" loext:padding="0.049cm" loext:border="0.06pt solid #000000"/>
    </style:style>
    <text:list-style style:name="L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list-level-style-bullet>
      <text:list-level-style-number text:level="2" text:style-name="Numbering_20_Symbols" loext:num-list-format="%2%." style:num-suffix="." style:num-format="1">
        <style:list-level-properties/>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6">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list-level-style-bullet>
      <text:list-level-style-bullet text:level="2" text:style-name="Bullet_20_Symbols" loext:num-list-format="%2%." style:num-suffix="." text:bullet-char="•">
        <style:list-level-properties/>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Chapter 7: Understanding Pods and YAML Fundamentals in Kubernetes</text:h>
      <text:h text:style-name="P2" text:outline-level="4">Introduction: The Significance of Pods and YAML in Kubernetes</text:h>
      <text:list text:style-name="L1">
        <text:list-item>
          <text:p text:style-name="P3"><text:span text:style-name="T1">[</text:span><text:span text:style-name="T2">00:00</text:span><text:span text:style-name="T1"> → </text:span><text:span text:style-name="T2">00:32</text:span><text:span text:style-name="T1">]<text:line-break/>This chapter delves into two foundational topics essential for mastering Kubernetes: </text:span><text:span text:style-name="Strong_20_Emphasis"><text:span text:style-name="T3">Pods</text:span></text:span><text:span text:style-name="T1"> and the </text:span><text:span text:style-name="Strong_20_Emphasis"><text:span text:style-name="T3">YAML</text:span></text:span><text:span text:style-name="T1"> language. YAML (Yet Another Markup Language) is the primary declarative configuration language used extensively in Kubernetes to define objects, including Pods. Understanding YAML syntax and best practices is crucial as it forms the backbone of Kubernetes resource management. The chapter also introduces the concept of Pods, the smallest deployable units in Kubernetes, and outlines how users interact with the Kubernetes API server to manage these objects.</text:span></text:p>
        </text:list-item>
        <text:list-item>
          <text:p text:style-name="P4">Key vocabulary and concepts introduced:</text:p>
          <text:list>
            <text:list-item>
              <text:p text:style-name="P3"><text:span text:style-name="Strong_20_Emphasis"><text:span text:style-name="T3">Pod</text:span></text:span><text:span text:style-name="T1">: The smallest, most basic deployable object in Kubernetes that can contain one or more containers.</text:span></text:p>
            </text:list-item>
            <text:list-item>
              <text:p text:style-name="P3"><text:span text:style-name="Strong_20_Emphasis"><text:span text:style-name="T3">YAML</text:span></text:span><text:span text:style-name="T1">: A human-readable data serialization language widely used for defining Kubernetes objects.</text:span></text:p>
            </text:list-item>
            <text:list-item>
              <text:p text:style-name="P3"><text:span text:style-name="Strong_20_Emphasis"><text:span text:style-name="T3">API Server</text:span></text:span><text:span text:style-name="T1">: Central component of Kubernetes control plane that processes commands from users or clients like </text:span><text:span text:style-name="Source_20_Text"><text:span text:style-name="T4">kubectl</text:span></text:span><text:span text:style-name="T1">.</text:span></text:p>
            </text:list-item>
            <text:list-item>
              <text:p text:style-name="P3"><text:span text:style-name="Strong_20_Emphasis"><text:span text:style-name="T3">kubectl</text:span></text:span><text:span text:style-name="T1">: The command-line interface tool used to interact with the Kubernetes API server.</text:span></text:p>
            </text:list-item>
          </text:list>
        </text:list-item>
      </text:list>
      <text:p text:style-name="Horizontal_20_Line"/>
      <text:h text:style-name="P2" text:outline-level="4">Section 1: Kubernetes Architecture and Pod Lifecycle</text:h>
      <text:list text:style-name="L2">
        <text:list-item>
          <text:p text:style-name="P5"><text:span text:style-name="T1">[</text:span><text:span text:style-name="T2">00:32</text:span><text:span text:style-name="T1"> → </text:span><text:span text:style-name="T2">02:17</text:span><text:span text:style-name="T1">]<text:line-break/>The Kubernetes architecture involves a </text:span><text:span text:style-name="Strong_20_Emphasis"><text:span text:style-name="T3">control plane (or master node)</text:span></text:span><text:span text:style-name="T1"> hosting the API server, which users interact with via tools such as </text:span><text:span text:style-name="Source_20_Text"><text:span text:style-name="T4">kubectl</text:span></text:span><text:span text:style-name="T1"> or cloud consoles. When a user creates a Pod, the API server schedules it to run on one of the </text:span><text:span text:style-name="Strong_20_Emphasis"><text:span text:style-name="T3">worker nodes</text:span></text:span><text:span text:style-name="T1">. This cluster-centric flow enables management and orchestration of containerized workloads.</text:span></text:p>
        </text:list-item>
        <text:list-item>
          <text:p text:style-name="P6">Key insights:</text:p>
          <text:list>
            <text:list-item>
              <text:p text:style-name="P5"><text:span text:style-name="T1">Users issue commands like </text:span><text:span text:style-name="Source_20_Text"><text:span text:style-name="T4">kubectl run</text:span></text:span><text:span text:style-name="T1"> to create Pods.</text:span></text:p>
            </text:list-item>
            <text:list-item>
              <text:p text:style-name="P5"><text:span text:style-name="T1">Pods run on worker nodes, encapsulating container workloads such as an </text:span><text:span text:style-name="Strong_20_Emphasis"><text:span text:style-name="T3">Nginx</text:span></text:span><text:span text:style-name="T1"> web server.</text:span></text:p>
            </text:list-item>
            <text:list-item>
              <text:p text:style-name="P6">The chapter emphasizes the importance of Pods as the core unit for running workloads in Kubernetes.</text:p>
            </text:list-item>
          </text:list>
        </text:list-item>
      </text:list>
      <text:p text:style-name="Horizontal_20_Line"/>
      <text:h text:style-name="P2" text:outline-level="4"><text:soft-page-break/>Section 2: Imperative vs Declarative Approaches to Kubernetes Resource Management</text:h>
      <text:list text:style-name="L3">
        <text:list-item>
          <text:p text:style-name="P7">[<text:span text:style-name="T5">02:17</text:span> → <text:span text:style-name="T5">05:10</text:span>]<text:line-break/>Two main workflows for managing Kubernetes resources are explained:</text:p>
        </text:list-item>
        <text:list-item>
          <text:p text:style-name="P8"><text:span text:style-name="Strong_20_Emphasis"><text:span text:style-name="T3">Imperative</text:span></text:span><text:span text:style-name="T1">: Direct commands like </text:span><text:span text:style-name="Source_20_Text"><text:span text:style-name="T4">kubectl run nginx</text:span></text:span><text:span text:style-name="T1"> to immediately create or manipulate resources. This method is useful for quick testing, troubleshooting, or local development.</text:span></text:p>
        </text:list-item>
        <text:list-item>
          <text:p text:style-name="P8"><text:span text:style-name="Strong_20_Emphasis"><text:span text:style-name="T3">Declarative</text:span></text:span><text:span text:style-name="T1">: Writing configuration files (typically in YAML) that define the desired state of an object, which are then applied using </text:span><text:span text:style-name="Source_20_Text"><text:span text:style-name="T4">kubectl create</text:span></text:span><text:span text:style-name="T1"> or </text:span><text:span text:style-name="Source_20_Text"><text:span text:style-name="T4">kubectl apply</text:span></text:span><text:span text:style-name="T1">. This approach is favored in production, CI/CD pipelines, and GitOps workflows for consistency and version control.</text:span></text:p>
        </text:list-item>
        <text:list-item>
          <text:p text:style-name="P7">Supporting details:</text:p>
          <text:list>
            <text:list-item>
              <text:p text:style-name="P7">Both approaches are important; imperative commands aid troubleshooting, while declarative files ensure repeatability and automation.</text:p>
            </text:list-item>
            <text:list-item>
              <text:p text:style-name="P7">Declarative files specify fields like API version, kind, metadata, and spec, detailing exactly how Kubernetes should configure the resource.</text:p>
            </text:list-item>
          </text:list>
        </text:list-item>
      </text:list>
      <text:p text:style-name="Horizontal_20_Line"/>
      <text:h text:style-name="P2" text:outline-level="4">Section 3: Creating a Pod Imperatively</text:h>
      <text:list text:style-name="L4">
        <text:list-item>
          <text:p text:style-name="P9">[<text:span text:style-name="T5">05:10</text:span> → <text:span text:style-name="T5">07:53</text:span>]<text:line-break/>The practical example of creating an Nginx Pod imperatively is demonstrated using the command:</text:p>
        </text:list-item>
      </text:list>
      <text:p text:style-name="P10"><text:span text:style-name="Source_20_Text"><text:span text:style-name="T6">kubectl run nginx-pod --image=nginx</text:span></text:span></text:p>
      <text:list text:style-name="L5">
        <text:list-item>
          <text:p text:style-name="P11"><text:span text:style-name="T1">Upon creation, the Pod goes through states: </text:span><text:span text:style-name="Source_20_Text"><text:span text:style-name="T4">ContainerCreating</text:span></text:span><text:span text:style-name="T1"> → </text:span><text:span text:style-name="Source_20_Text"><text:span text:style-name="T4">Running</text:span></text:span><text:span text:style-name="T1">.</text:span></text:p>
        </text:list-item>
        <text:list-item>
          <text:p text:style-name="P11"><text:span text:style-name="T1">The </text:span><text:span text:style-name="Strong_20_Emphasis"><text:span text:style-name="T3">READY</text:span></text:span><text:span text:style-name="T1"> column indicates how many containers in the Pod are running out of the total containers (e.g., 1/1).</text:span></text:p>
        </text:list-item>
        <text:list-item>
          <text:p text:style-name="P11"><text:span text:style-name="T1">Pods can have multiple containers including </text:span><text:span text:style-name="Strong_20_Emphasis"><text:span text:style-name="T3">init containers</text:span></text:span><text:span text:style-name="T1"> or </text:span><text:span text:style-name="Strong_20_Emphasis"><text:span text:style-name="T3">sidecar containers</text:span></text:span><text:span text:style-name="T1"> serving auxiliary roles.</text:span></text:p>
        </text:list-item>
      </text:list>
      <text:p text:style-name="Horizontal_20_Line"/>
      <text:h text:style-name="P2" text:outline-level="4">Section 4: YAML Syntax Fundamentals</text:h>
      <text:list text:style-name="L6">
        <text:list-item>
          <text:p text:style-name="P12">[<text:span text:style-name="T5">07:53</text:span> → <text:span text:style-name="T5">13:13</text:span>]<text:line-break/>The chapter provides an overview of YAML syntax critical for Kubernetes resource definitions:</text:p>
        </text:list-item>
        <text:list-item>
          <text:p text:style-name="P13"><text:span text:style-name="T1">YAML supports multiple data types including </text:span><text:span text:style-name="Strong_20_Emphasis"><text:span text:style-name="T3">dictionaries (maps)</text:span></text:span><text:span text:style-name="T1">, </text:span><text:span text:style-name="Strong_20_Emphasis"><text:span text:style-name="T3">lists</text:span></text:span><text:span text:style-name="T1">, </text:span><text:span text:style-name="Strong_20_Emphasis"><text:span text:style-name="T3">strings</text:span></text:span><text:span text:style-name="T1">, and </text:span><text:span text:style-name="Strong_20_Emphasis"><text:span text:style-name="T3">integers</text:span></text:span><text:span text:style-name="T1">.</text:span></text:p>
        </text:list-item>
        <text:list-item>
          <text:p text:style-name="P12"><text:soft-page-break/>Indentation and spaces are crucial for defining hierarchy; incorrect indentation can break the file.</text:p>
        </text:list-item>
        <text:list-item>
          <text:p text:style-name="P13"><text:span text:style-name="T1">Comments start with </text:span><text:span text:style-name="Source_20_Text"><text:span text:style-name="T4">#</text:span></text:span><text:span text:style-name="T1">.</text:span></text:p>
        </text:list-item>
        <text:list-item>
          <text:p text:style-name="P13"><text:span text:style-name="T1">Lists are denoted with a dash </text:span><text:span text:style-name="Source_20_Text"><text:span text:style-name="T4">-</text:span></text:span><text:span text:style-name="T1"> followed by indented items. Nested lists and dictionaries are supported, allowing complex object definitions.</text:span></text:p>
        </text:list-item>
        <text:list-item>
          <text:p text:style-name="P12">Example given:</text:p>
        </text:list-item>
      </text:list>
      <text:p text:style-name="P10"><text:span text:style-name="Source_20_Text"><text:span text:style-name="T6">employee: name: John age: 30 address: - old_address: "123 Old St" - new_address: "456 New Ave"</text:span></text:span></text:p>
      <text:p text:style-name="Horizontal_20_Line"/>
      <text:h text:style-name="P2" text:outline-level="4">Section 5: Kubernetes Pod YAML Structure</text:h>
      <text:list text:style-name="L7">
        <text:list-item>
          <text:p text:style-name="P14"><text:span text:style-name="T1">[</text:span><text:span text:style-name="T2">13:13</text:span><text:span text:style-name="T1"> → </text:span><text:span text:style-name="T2">17:41</text:span><text:span text:style-name="T1">]<text:line-break/>A basic Kubernetes Pod YAML file contains four </text:span><text:span text:style-name="Strong_20_Emphasis"><text:span text:style-name="T3">top-level fields</text:span></text:span><text:span text:style-name="T1">:</text:span></text:p>
        </text:list-item>
        <text:list-item>
          <text:p text:style-name="P14"><text:span text:style-name="Strong_20_Emphasis"><text:span text:style-name="T3">apiVersion</text:span></text:span><text:span text:style-name="T1">: Defines the API version used (e.g., </text:span><text:span text:style-name="Source_20_Text"><text:span text:style-name="T4">v1</text:span></text:span><text:span text:style-name="T1">)</text:span></text:p>
        </text:list-item>
        <text:list-item>
          <text:p text:style-name="P14"><text:span text:style-name="Strong_20_Emphasis"><text:span text:style-name="T3">kind</text:span></text:span><text:span text:style-name="T1">: The type of Kubernetes object (e.g., </text:span><text:span text:style-name="Source_20_Text"><text:span text:style-name="T4">Pod</text:span></text:span><text:span text:style-name="T1">)</text:span></text:p>
        </text:list-item>
        <text:list-item>
          <text:p text:style-name="P14"><text:span text:style-name="Strong_20_Emphasis"><text:span text:style-name="T3">metadata</text:span></text:span><text:span text:style-name="T1">: Metadata including </text:span><text:span text:style-name="Source_20_Text"><text:span text:style-name="T4">name</text:span></text:span><text:span text:style-name="T1"> and optional </text:span><text:span text:style-name="Source_20_Text"><text:span text:style-name="T4">labels</text:span></text:span><text:span text:style-name="T1"> (key-value pairs used for grouping resources)</text:span></text:p>
        </text:list-item>
        <text:list-item>
          <text:p text:style-name="P14"><text:span text:style-name="Strong_20_Emphasis"><text:span text:style-name="T3">spec</text:span></text:span><text:span text:style-name="T1">: Specification of the Pod’s desired state, including container(s), image, ports, etc.</text:span></text:p>
        </text:list-item>
        <text:list-item>
          <text:p text:style-name="P15">Important points:</text:p>
          <text:list>
            <text:list-item>
              <text:p text:style-name="P14"><text:span text:style-name="T1">YAML is case-sensitive, so fields must be correctly capitalized (</text:span><text:span text:style-name="Source_20_Text"><text:span text:style-name="T4">kind</text:span></text:span><text:span text:style-name="T1">, </text:span><text:span text:style-name="Source_20_Text"><text:span text:style-name="T4">metadata</text:span></text:span><text:span text:style-name="T1">, </text:span><text:span text:style-name="Source_20_Text"><text:span text:style-name="T4">spec</text:span></text:span><text:span text:style-name="T1">).</text:span></text:p>
            </text:list-item>
            <text:list-item>
              <text:p text:style-name="P14"><text:span text:style-name="T1">Labels within metadata can be arbitrary key-value pairs (e.g., </text:span><text:span text:style-name="Source_20_Text"><text:span text:style-name="T4">environment: demo</text:span></text:span><text:span text:style-name="T1">, </text:span><text:span text:style-name="Source_20_Text"><text:span text:style-name="T4">type: frontend</text:span></text:span><text:span text:style-name="T1">).</text:span></text:p>
            </text:list-item>
            <text:list-item>
              <text:p text:style-name="P14"><text:span text:style-name="T1">Containers are defined as a list under </text:span><text:span text:style-name="Source_20_Text"><text:span text:style-name="T4">spec.containers</text:span></text:span><text:span text:style-name="T1">, each with name, image, and ports.</text:span></text:p>
            </text:list-item>
          </text:list>
        </text:list-item>
        <text:list-item>
          <text:p text:style-name="P15">Sample snippet:</text:p>
        </text:list-item>
      </text:list>
      <text:p text:style-name="P10"><text:span text:style-name="Source_20_Text"><text:span text:style-name="T6">apiVersion: v1 kind: Pod metadata: name: nginx-pod labels: environment: demo type: frontend spec: containers: - name: nginx-container image: nginx ports: - containerPort: 80</text:span></text:span></text:p>
      <text:p text:style-name="Horizontal_20_Line"/>
      <text:h text:style-name="P2" text:outline-level="4"><text:soft-page-break/>Section 6: Creating and Managing Pods Declaratively</text:h>
      <text:list text:style-name="L8">
        <text:list-item>
          <text:p text:style-name="P16">[<text:span text:style-name="T5">17:41</text:span> → <text:span text:style-name="T5">20:34</text:span>]</text:p>
        </text:list-item>
        <text:list-item>
          <text:p text:style-name="P17"><text:span text:style-name="T1">Pods can be created using </text:span><text:span text:style-name="Source_20_Text"><text:span text:style-name="T4">kubectl create -f pod.yaml</text:span></text:span><text:span text:style-name="T1"> or updated with </text:span><text:span text:style-name="Source_20_Text"><text:span text:style-name="T4">kubectl apply -f pod.yaml</text:span></text:span><text:span text:style-name="T1">.</text:span></text:p>
        </text:list-item>
        <text:list-item>
          <text:p text:style-name="P16">If a Pod with the same name exists, it must be deleted first or the YAML updated accordingly.</text:p>
        </text:list-item>
        <text:list-item>
          <text:p text:style-name="P16">Hands-on example of deleting a pod:</text:p>
        </text:list-item>
      </text:list>
      <text:p text:style-name="P10"><text:span text:style-name="Source_20_Text"><text:span text:style-name="T6">kubectl delete pod nginx-pod</text:span></text:span></text:p>
      <text:list text:style-name="L9">
        <text:list-item>
          <text:p text:style-name="P18"><text:span text:style-name="T1">Error handling demonstrated: misspelled image names cause an </text:span><text:span text:style-name="Strong_20_Emphasis"><text:span text:style-name="T3">ImagePullBackOff</text:span></text:span><text:span text:style-name="T1"> error, visible in Pod details and events.</text:span></text:p>
        </text:list-item>
        <text:list-item>
          <text:p text:style-name="P19">Troubleshooting commands:</text:p>
          <text:list>
            <text:list-item>
              <text:p text:style-name="P18"><text:span text:style-name="Source_20_Text"><text:span text:style-name="T4">kubectl describe pod nginx-pod</text:span></text:span><text:span text:style-name="T1"> reveals detailed error messages.</text:span></text:p>
            </text:list-item>
          </text:list>
        </text:list-item>
        <text:list-item>
          <text:p text:style-name="P19">The speaker also shows how to edit a Pod directly via:</text:p>
        </text:list-item>
      </text:list>
      <text:p text:style-name="P10"><text:span text:style-name="Source_20_Text"><text:span text:style-name="T6">kubectl edit pod nginx-pod</text:span></text:span></text:p>
      <text:p text:style-name="P20">which opens the YAML in an editor for live modification without reapplying.</text:p>
      <text:p text:style-name="Horizontal_20_Line"/>
      <text:h text:style-name="P2" text:outline-level="4">Section 7: Executing Commands Inside Pods and Viewing Logs</text:h>
      <text:list text:style-name="L10">
        <text:list-item>
          <text:p text:style-name="P21">[<text:span text:style-name="T5">23:02</text:span> → <text:span text:style-name="T5">23:39</text:span>]</text:p>
        </text:list-item>
        <text:list-item>
          <text:p text:style-name="P21">To access a running container shell inside a Pod:</text:p>
        </text:list-item>
      </text:list>
      <text:p text:style-name="P10"><text:span text:style-name="Source_20_Text"><text:span text:style-name="T6">kubectl exec -it nginx-pod -- sh</text:span></text:span></text:p>
      <text:list text:style-name="L11">
        <text:list-item>
          <text:p text:style-name="P22">This mimics Docker’s interactive shell, allowing inspection of file system, logs, and runtime environment.</text:p>
        </text:list-item>
        <text:list-item>
          <text:p text:style-name="P22">Useful for debugging and verifying container state.</text:p>
        </text:list-item>
      </text:list>
      <text:p text:style-name="Horizontal_20_Line"/>
      <text:h text:style-name="P2" text:outline-level="4">Section 8: Generating YAML Files from Imperative Commands</text:h>
      <text:list text:style-name="L12">
        <text:list-item>
          <text:p text:style-name="P23">[<text:span text:style-name="T5">23:39</text:span> → <text:span text:style-name="T5">26:38</text:span>]</text:p>
        </text:list-item>
        <text:list-item>
          <text:p text:style-name="P24"><text:span text:style-name="T1">To avoid manually writing complex YAMLs, </text:span><text:span text:style-name="Source_20_Text"><text:span text:style-name="T4">kubectl</text:span></text:span><text:span text:style-name="T1"> supports generating YAML from imperative commands via </text:span><text:span text:style-name="Strong_20_Emphasis"><text:span text:style-name="T3">dry-run</text:span></text:span><text:span text:style-name="T1">:</text:span></text:p>
        </text:list-item>
      </text:list>
      <text:p text:style-name="P10"><text:soft-page-break/><text:span text:style-name="Source_20_Text"><text:span text:style-name="T6">kubectl run nginx-pod --image=nginx --dry-run=client -o yaml &gt; pod-new.yaml</text:span></text:span></text:p>
      <text:list text:style-name="L13">
        <text:list-item>
          <text:p text:style-name="P25">This outputs the full Pod definition YAML without creating it on the cluster, allowing modification before applying.</text:p>
        </text:list-item>
        <text:list-item>
          <text:p text:style-name="P25">The output can be redirected to a file and edited to suit needs.</text:p>
        </text:list-item>
        <text:list-item>
          <text:p text:style-name="P26"><text:span text:style-name="T1">Additionally, JSON format is supported by changing </text:span><text:span text:style-name="Source_20_Text"><text:span text:style-name="T4">-o yaml</text:span></text:span><text:span text:style-name="T1"> to </text:span><text:span text:style-name="Source_20_Text"><text:span text:style-name="T4">-o json</text:span></text:span><text:span text:style-name="T1">.</text:span></text:p>
        </text:list-item>
      </text:list>
      <text:p text:style-name="Horizontal_20_Line"/>
      <text:h text:style-name="P2" text:outline-level="4">Section 9: Additional Useful Commands for Pod and Node Inspection</text:h>
      <text:list text:style-name="L14">
        <text:list-item>
          <text:p text:style-name="P27">[<text:span text:style-name="T5">27:53</text:span> → <text:span text:style-name="T5">31:03</text:span>]</text:p>
        </text:list-item>
        <text:list-item>
          <text:p text:style-name="P28"><text:span text:style-name="Source_20_Text"><text:span text:style-name="T4">kubectl describe pod &lt;pod-name&gt;</text:span></text:span><text:span text:style-name="T1"> displays detailed state and event logs for Pods.</text:span></text:p>
        </text:list-item>
        <text:list-item>
          <text:p text:style-name="P28"><text:span text:style-name="Source_20_Text"><text:span text:style-name="T4">kubectl get pods &lt;pod-name&gt; --show-labels</text:span></text:span><text:span text:style-name="T1"> reveals labels associated with the Pod, useful for filtering and grouping.</text:span></text:p>
        </text:list-item>
        <text:list-item>
          <text:p text:style-name="P28"><text:span text:style-name="Source_20_Text"><text:span text:style-name="T4">kubectl get pods -o wide</text:span></text:span><text:span text:style-name="T1"> shows extended info including Pod IP and the </text:span><text:span text:style-name="Strong_20_Emphasis"><text:span text:style-name="T3">node</text:span></text:span><text:span text:style-name="T1"> where the Pod is running.</text:span></text:p>
        </text:list-item>
        <text:list-item>
          <text:p text:style-name="P28"><text:span text:style-name="Source_20_Text"><text:span text:style-name="T4">kubectl get nodes</text:span></text:span><text:span text:style-name="T1"> and </text:span><text:span text:style-name="Source_20_Text"><text:span text:style-name="T4">kubectl get nodes -o wide</text:span></text:span><text:span text:style-name="T1"> provide node details such as OS, kernel version, container runtime, and external IPs, which are useful during troubleshooting.</text:span></text:p>
        </text:list-item>
      </text:list>
      <text:p text:style-name="Horizontal_20_Line"/>
      <text:h text:style-name="P2" text:outline-level="4">Section 10: Assignments and Community Support</text:h>
      <text:list text:style-name="L15">
        <text:list-item>
          <text:p text:style-name="P29">[<text:span text:style-name="T5">31:03</text:span> → <text:span text:style-name="T5">32:43</text:span>]</text:p>
        </text:list-item>
        <text:list-item>
          <text:p text:style-name="P29">The speaker assigns three practical tasks to reinforce learning:</text:p>
          <text:list>
            <text:list-item>
              <text:p text:style-name="P29">Create a Pod imperatively using the Nginx image.</text:p>
            </text:list-item>
            <text:list-item>
              <text:p text:style-name="P29">Generate a YAML from the created Pod and update it to create a new Pod declaratively.</text:p>
            </text:list-item>
            <text:list-item>
              <text:p text:style-name="P29">Fix a broken YAML file and apply troubleshooting steps.</text:p>
            </text:list-item>
          </text:list>
        </text:list-item>
        <text:list-item>
          <text:p text:style-name="P29">Emphasis on community engagement and peer support through a dedicated CKA channel for doubts and collaboration.</text:p>
        </text:list-item>
        <text:list-item>
          <text:p text:style-name="P29">Encouragement to practice and share feedback to motivate continued content creation.</text:p>
        </text:list-item>
      </text:list>
      <text:p text:style-name="Horizontal_20_Line"/>
      <text:h text:style-name="P2" text:outline-level="4"><text:soft-page-break/>Conclusion: Key Takeaways and Future Directions</text:h>
      <text:list text:style-name="L16">
        <text:list-item>
          <text:p text:style-name="P30"><text:span text:style-name="T1">The video underscores the vital role of </text:span><text:span text:style-name="Strong_20_Emphasis"><text:span text:style-name="T3">Pods</text:span></text:span><text:span text:style-name="T1"> as fundamental Kubernetes units and </text:span><text:span text:style-name="Strong_20_Emphasis"><text:span text:style-name="T3">YAML</text:span></text:span><text:span text:style-name="T1"> as the declarative language for defining Kubernetes resources.</text:span></text:p>
        </text:list-item>
        <text:list-item>
          <text:p text:style-name="P30"><text:span text:style-name="T1">Mastery of both </text:span><text:span text:style-name="Strong_20_Emphasis"><text:span text:style-name="T3">imperative</text:span></text:span><text:span text:style-name="T1"> and </text:span><text:span text:style-name="Strong_20_Emphasis"><text:span text:style-name="T3">declarative</text:span></text:span><text:span text:style-name="T1"> workflows is essential for effective cluster management, troubleshooting, and automation.</text:span></text:p>
        </text:list-item>
        <text:list-item>
          <text:p text:style-name="P31">Practical commands and YAML structuring principles are demonstrated to empower users to confidently create, manage, and debug Pods.</text:p>
        </text:list-item>
        <text:list-item>
          <text:p text:style-name="P31">The session also highlights best practices such as careful indentation in YAML, understanding Pod states, and leveraging Kubernetes CLI tools for real-world operational scenarios.</text:p>
        </text:list-item>
        <text:list-item>
          <text:p text:style-name="P30"><text:span text:style-name="T1">Future content will build on this foundation by exploring </text:span><text:span text:style-name="Strong_20_Emphasis"><text:span text:style-name="T3">Deployments</text:span></text:span><text:span text:style-name="T1"> and </text:span><text:span text:style-name="Strong_20_Emphasis"><text:span text:style-name="T3">ReplicaSets</text:span></text:span><text:span text:style-name="T1">, further advancing Kubernetes expertise.</text:span></text:p>
        </text:list-item>
        <text:list-item>
          <text:p text:style-name="P31">The speaker encourages hands-on practice and community interaction to solidify understanding.</text:p>
        </text:list-item>
      </text:list>
      <text:p text:style-name="Horizontal_20_Line"/>
      <text:h text:style-name="P32" text:outline-level="3">Advanced Bullet-Point Summary</text:h>
      <text:list text:style-name="L17">
        <text:list-item>
          <text:p text:style-name="P33"><text:span text:style-name="Strong_20_Emphasis"><text:span text:style-name="T3">Kubernetes architecture</text:span></text:span><text:span text:style-name="T1"> revolves around the API server in the control plane; Pods run on worker nodes.</text:span></text:p>
        </text:list-item>
        <text:list-item>
          <text:p text:style-name="P33"><text:span text:style-name="Strong_20_Emphasis"><text:span text:style-name="T3">Pods</text:span></text:span><text:span text:style-name="T1"> encapsulate containerized workloads; often contain multiple containers including helpers.</text:span></text:p>
        </text:list-item>
        <text:list-item>
          <text:p text:style-name="P34">Two workflows to create/manage resources:</text:p>
          <text:list>
            <text:list-item>
              <text:p text:style-name="P33"><text:span text:style-name="Emphasis"><text:span text:style-name="T7">Imperative</text:span></text:span><text:span text:style-name="T1">: immediate commands (e.g., </text:span><text:span text:style-name="Source_20_Text"><text:span text:style-name="T4">kubectl run</text:span></text:span><text:span text:style-name="T1">).</text:span></text:p>
            </text:list-item>
            <text:list-item>
              <text:p text:style-name="P33"><text:span text:style-name="Emphasis"><text:span text:style-name="T7">Declarative</text:span></text:span><text:span text:style-name="T1">: YAML/JSON configuration files defining desired state, applied via </text:span><text:span text:style-name="Source_20_Text"><text:span text:style-name="T4">kubectl apply/create</text:span></text:span><text:span text:style-name="T1">.</text:span></text:p>
            </text:list-item>
          </text:list>
        </text:list-item>
        <text:list-item>
          <text:p text:style-name="P33"><text:span text:style-name="Strong_20_Emphasis"><text:span text:style-name="T3">YAML syntax essentials</text:span></text:span><text:span text:style-name="T1">: indentation, comments (</text:span><text:span text:style-name="Source_20_Text"><text:span text:style-name="T4">#</text:span></text:span><text:span text:style-name="T1">), lists (</text:span><text:span text:style-name="Source_20_Text"><text:span text:style-name="T4">-</text:span></text:span><text:span text:style-name="T1">), dictionaries/maps, case sensitivity.</text:span></text:p>
        </text:list-item>
        <text:list-item>
          <text:p text:style-name="P33"><text:span text:style-name="T1">Kubernetes Pod YAML has four top-level fields: </text:span><text:span text:style-name="Source_20_Text"><text:span text:style-name="T4">apiVersion</text:span></text:span><text:span text:style-name="T1">, </text:span><text:span text:style-name="Source_20_Text"><text:span text:style-name="T4">kind</text:span></text:span><text:span text:style-name="T1">, </text:span><text:span text:style-name="Source_20_Text"><text:span text:style-name="T4">metadata</text:span></text:span><text:span text:style-name="T1">, and </text:span><text:span text:style-name="Source_20_Text"><text:span text:style-name="T4">spec</text:span></text:span><text:span text:style-name="T1">.</text:span></text:p>
        </text:list-item>
        <text:list-item>
          <text:p text:style-name="P33"><text:span text:style-name="Strong_20_Emphasis"><text:span text:style-name="T3">Labels</text:span></text:span><text:span text:style-name="T1"> in metadata are flexible key-value pairs for grouping and filtering resources.</text:span></text:p>
        </text:list-item>
        <text:list-item>
          <text:p text:style-name="P33"><text:span text:style-name="T1">Imperative Pod creation example: </text:span><text:span text:style-name="Source_20_Text"><text:span text:style-name="T4">kubectl run nginx-pod --image=nginx</text:span></text:span><text:span text:style-name="T1">.</text:span></text:p>
        </text:list-item>
        <text:list-item>
          <text:p text:style-name="P33"><text:span text:style-name="T1">Pod lifecycle states include </text:span><text:span text:style-name="Source_20_Text"><text:span text:style-name="T4">ContainerCreating</text:span></text:span><text:span text:style-name="T1">, </text:span><text:span text:style-name="Source_20_Text"><text:span text:style-name="T4">Running</text:span></text:span><text:span text:style-name="T1">; READY indicates container readiness.</text:span></text:p>
        </text:list-item>
        <text:list-item>
          <text:p text:style-name="P33"><text:span text:style-name="T1">Troubleshooting image pull errors (e.g., </text:span><text:span text:style-name="Source_20_Text"><text:span text:style-name="T4">ImagePullBackOff</text:span></text:span><text:span text:style-name="T1">) via </text:span><text:span text:style-name="Source_20_Text"><text:span text:style-name="T4">kubectl describe pod</text:span></text:span><text:span text:style-name="T1">.</text:span></text:p>
        </text:list-item>
        <text:list-item>
          <text:p text:style-name="P33"><text:span text:style-name="T1">Live editing of Pods with </text:span><text:span text:style-name="Source_20_Text"><text:span text:style-name="T4">kubectl edit pod</text:span></text:span><text:span text:style-name="T1">.</text:span></text:p>
        </text:list-item>
        <text:list-item>
          <text:p text:style-name="P33"><text:span text:style-name="T1">Access container shell with </text:span><text:span text:style-name="Source_20_Text"><text:span text:style-name="T4">kubectl exec -it &lt;pod&gt; -- sh</text:span></text:span><text:span text:style-name="T1">.</text:span></text:p>
        </text:list-item>
        <text:list-item>
          <text:p text:style-name="P34"><text:soft-page-break/>Generate YAML from imperative commands using dry-run and output flags for easier editing.</text:p>
        </text:list-item>
        <text:list-item>
          <text:p text:style-name="P34">Extended information commands:</text:p>
          <text:list>
            <text:list-item>
              <text:p text:style-name="P33"><text:span text:style-name="Source_20_Text"><text:span text:style-name="T4">kubectl get pods -o wide</text:span></text:span><text:span text:style-name="T1"> shows Pod IP and node.</text:span></text:p>
            </text:list-item>
            <text:list-item>
              <text:p text:style-name="P33"><text:span text:style-name="Source_20_Text"><text:span text:style-name="T4">kubectl get nodes -o wide</text:span></text:span><text:span text:style-name="T1"> shows detailed node info.</text:span></text:p>
            </text:list-item>
          </text:list>
        </text:list-item>
        <text:list-item>
          <text:p text:style-name="P34">Hands-on tasks assigned to reinforce concepts; community support encouraged.</text:p>
        </text:list-item>
        <text:list-item>
          <text:p text:style-name="P34">Emphasis on mastering both workflows and YAML fundamentals as prerequisites for advanced Kubernetes operations.</text:p>
        </text:list-item>
      </text:list>
      <text:p text:style-name="P20">This chapter provides a comprehensive foundation in Pods and YAML, essential for Kubernetes certification and real-world cluster management.</text:p>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Arial2" svg:font-family="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Arial1" style:font-family-complex="Arial"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1" style:font-family-asian="NSimSun" style:font-family-generic-asian="system" style:font-pitch-asian="variable" style:font-size-asian="12pt" style:font-weight-asian="bold" style:font-name-complex="Arial1" style:font-family-complex="Arial" style:font-family-generic-complex="system" style:font-pitch-complex="variable" style:font-size-complex="12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16T19:36:22.120304200</meta:creation-date>
    <dc:date>2025-12-16T19:36:24.062312600</dc:date>
    <meta:editing-duration>PT2S</meta:editing-duration>
    <meta:editing-cycles>1</meta:editing-cycles>
    <meta:document-statistic meta:table-count="0" meta:image-count="0" meta:object-count="0" meta:page-count="7" meta:paragraph-count="114" meta:word-count="1494" meta:character-count="9769" meta:non-whitespace-character-count="8485"/>
    <meta:generator>LibreOffice/25.2.7.2$Windows_X86_64 LibreOffice_project/5cbfd1ab6520636bb5f7b99185aa69bd7456825d</meta:generator>
  </office:meta>
</office:document-meta>
</file>